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ERON CHACON, FRANCHESCA ELIZAB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2898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33737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ERON CHACON, FRANCHESCA ELIZAB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2898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3373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6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11644466</text:p>
          </table:table-cell>
          <table:table-cell table:style-name="Tabla2.D3" office:value-type="string">
            <text:p text:style-name="P23">16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3:07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